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1708in" table:align="left"/>
    </style:style>
    <style:style style:name="Table1.A" style:family="table-column">
      <style:table-column-properties style:column-width="1.0417in"/>
    </style:style>
    <style:style style:name="Table1.B" style:family="table-column">
      <style:table-column-properties style:column-width="5.1292in"/>
    </style:style>
    <style:style style:name="Table1.A1" style:family="table-cell">
      <style:table-cell-properties style:vertical-align="middle" fo:padding="0.0194in" fo:border="none"/>
    </style:style>
    <style:style style:name="P1" style:family="paragraph" style:parent-style-name="Text_20_body" style:list-style-name="L9"/>
    <style:style style:name="P2" style:family="paragraph" style:parent-style-name="Text_20_body" style:list-style-name="L10"/>
    <style:style style:name="P3" style:family="paragraph" style:parent-style-name="Text_20_body" style:list-style-name="L11"/>
    <style:style style:name="P4" style:family="paragraph" style:parent-style-name="Text_20_body" style:list-style-name="L12"/>
    <style:style style:name="P5" style:family="paragraph" style:parent-style-name="Text_20_body" style:list-style-name="L13"/>
    <style:style style:name="P6" style:family="paragraph" style:parent-style-name="Text_20_body" style:list-style-name="L2">
      <style:paragraph-properties fo:margin-top="0in" fo:margin-bottom="0in" fo:padding="0in" fo:border="none"/>
    </style:style>
    <style:style style:name="P7" style:family="paragraph" style:parent-style-name="Text_20_body" style:list-style-name="L3">
      <style:paragraph-properties fo:margin-top="0in" fo:margin-bottom="0in" fo:padding="0in" fo:border="none"/>
    </style:style>
    <style:style style:name="P8" style:family="paragraph" style:parent-style-name="Text_20_body" style:list-style-name="L7">
      <style:paragraph-properties fo:margin-top="0in" fo:margin-bottom="0in" fo:padding="0in" fo:border="none"/>
    </style:style>
    <style:style style:name="P9" style:family="paragraph" style:parent-style-name="Text_20_body">
      <style:paragraph-properties fo:padding="0in" fo:border="none"/>
    </style:style>
    <style:style style:name="P10" style:family="paragraph" style:parent-style-name="Text_20_body" style:list-style-name="L1">
      <style:paragraph-properties fo:padding="0in" fo:border="none"/>
    </style:style>
    <style:style style:name="P11" style:family="paragraph" style:parent-style-name="Text_20_body" style:list-style-name="L2">
      <style:paragraph-properties fo:padding="0in" fo:border="none"/>
    </style:style>
    <style:style style:name="P12" style:family="paragraph" style:parent-style-name="Text_20_body" style:list-style-name="L3">
      <style:paragraph-properties fo:padding="0in" fo:border="none"/>
    </style:style>
    <style:style style:name="P13" style:family="paragraph" style:parent-style-name="Text_20_body" style:list-style-name="L4">
      <style:paragraph-properties fo:padding="0in" fo:border="none"/>
    </style:style>
    <style:style style:name="P14" style:family="paragraph" style:parent-style-name="Text_20_body" style:list-style-name="L5">
      <style:paragraph-properties fo:padding="0in" fo:border="none"/>
    </style:style>
    <style:style style:name="P15" style:family="paragraph" style:parent-style-name="Text_20_body" style:list-style-name="L6">
      <style:paragraph-properties fo:padding="0in" fo:border="none"/>
    </style:style>
    <style:style style:name="P16" style:family="paragraph" style:parent-style-name="Text_20_body" style:list-style-name="L7">
      <style:paragraph-properties fo:padding="0in" fo:border="none"/>
    </style:style>
    <style:style style:name="P17" style:family="paragraph" style:parent-style-name="Text_20_body" style:list-style-name="L8">
      <style:paragraph-properties fo:padding="0in" fo:border="none"/>
    </style:style>
    <style:style style:name="P18" style:family="paragraph" style:parent-style-name="Table_20_Contents">
      <style:paragraph-properties fo:padding="0.0193in" fo:border="0.0138in solid #30363d"/>
    </style:style>
    <style:style style:name="P19" style:family="paragraph" style:parent-style-name="Table_20_Heading">
      <style:paragraph-properties fo:padding="0.0193in" fo:border="0.0138in solid #30363d"/>
    </style:style>
    <style:style style:name="P20" style:family="paragraph" style:parent-style-name="Table_20_Heading">
      <style:paragraph-properties fo:padding="0in" fo:border="none"/>
    </style:style>
    <style:style style:name="P21" style:family="paragraph" style:parent-style-name="Preformatted_20_Text">
      <style:paragraph-properties fo:margin-top="0in" fo:margin-bottom="0.1965in"/>
    </style:style>
    <style:style style:name="P22" style:family="paragraph" style:parent-style-name="Preformatted_20_Text" style:list-style-name="L12">
      <style:paragraph-properties fo:margin-top="0in" fo:margin-bottom="0.1965in"/>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Nautilus DevOps team has been tasked with demonstrating the use of VPC Peering to enable communication between two VPCs. One VPC will be a private VPC that contains a private EC2 instance, while the other will be the default public VPC containing a publicly accessible EC2 instance.</text:p>
      <text:p text:style-name="P9">1) There is already an existing <text:span text:style-name="Strong_20_Emphasis">EC2 instance</text:span> in the public vpc/subnet:</text:p>
      <text:list xml:id="list7787647295819991140" text:style-name="L1">
        <text:list-item>
          <text:p text:style-name="P10">Name: <text:span text:style-name="Source_20_Text">xfusion-public-ec2</text:span></text:p>
        </text:list-item>
      </text:list>
      <text:p text:style-name="P9">2) There is already an existing <text:span text:style-name="Strong_20_Emphasis">Private VPC</text:span>:</text:p>
      <text:list xml:id="list86193982714448019" text:style-name="L2">
        <text:list-item>
          <text:p text:style-name="P6">Name: <text:span text:style-name="Source_20_Text">xfusion-private-vpc</text:span></text:p>
        </text:list-item>
        <text:list-item>
          <text:p text:style-name="P11">CIDR: <text:span text:style-name="Source_20_Text">10.1.0.0/16</text:span></text:p>
        </text:list-item>
      </text:list>
      <text:p text:style-name="P9">3) There is already an existing <text:span text:style-name="Strong_20_Emphasis">Subnet</text:span> in <text:span text:style-name="Source_20_Text">xfusion-private-vpc</text:span>:</text:p>
      <text:list xml:id="list5481921140363168214" text:style-name="L3">
        <text:list-item>
          <text:p text:style-name="P7">Name: <text:span text:style-name="Source_20_Text">xfusion-private-subnet</text:span></text:p>
        </text:list-item>
        <text:list-item>
          <text:p text:style-name="P12">CIDR: <text:span text:style-name="Source_20_Text">10.1.1.0/24</text:span></text:p>
        </text:list-item>
      </text:list>
      <text:p text:style-name="P9">4) There is already an existing <text:span text:style-name="Strong_20_Emphasis">EC2 instance</text:span> in the private subnet:</text:p>
      <text:list xml:id="list2404599757025723074" text:style-name="L4">
        <text:list-item>
          <text:p text:style-name="P13">Name: <text:span text:style-name="Source_20_Text">xfusion-private-ec2</text:span></text:p>
        </text:list-item>
      </text:list>
      <text:p text:style-name="P9">5) <text:span text:style-name="Strong_20_Emphasis">Create a Peering Connection</text:span> between the Default VPC and the Private VPC:</text:p>
      <text:list xml:id="list4631427171909481504" text:style-name="L5">
        <text:list-item>
          <text:p text:style-name="P14">VPC Peering Connection Name: <text:span text:style-name="Source_20_Text">xfusion-vpc-peering</text:span></text:p>
        </text:list-item>
      </text:list>
      <text:p text:style-name="P9">6) <text:span text:style-name="Strong_20_Emphasis">Configure Route Tables</text:span> to enable communication between the two VPCs.</text:p>
      <text:list xml:id="list8532862638809803074" text:style-name="L6">
        <text:list-item>
          <text:p text:style-name="P15">Ensure the private EC2 instance is accessible from the public EC2 instance.</text:p>
        </text:list-item>
      </text:list>
      <text:p text:style-name="P9">7) <text:span text:style-name="Strong_20_Emphasis">Test the Connection</text:span>:</text:p>
      <text:list xml:id="list4784428022581807435" text:style-name="L7">
        <text:list-item>
          <text:p text:style-name="P8">Add <text:span text:style-name="Source_20_Text">/root/.ssh/id_rsa.pub</text:span> public key to the public EC2 instance's <text:span text:style-name="Source_20_Text">ec2-user</text:span>'s <text:span text:style-name="Source_20_Text">authorized_keys</text:span> to make sure we are able to ssh into this instance from AWS client host. You may also need to update the security group of the private EC2 instance to allow ICMP traffic from the public/default VPC CIDR. This will enable you to ping the private instance from the public instance.</text:p>
        </text:list-item>
        <text:list-item>
          <text:p text:style-name="P16">SSH into the public EC2 instance and ensure that you can ping the private EC2 instance.</text:p>
        </text:list-item>
      </text:list>
      <text:p text:style-name="Text_20_body"/>
      <text:p text:style-name="P9">Use below given <text:span text:style-name="T1">AWS Credentials:</text:span> (You can run the <text:span text:style-name="Source_20_Text">showcreds</text:span> command on <text:span text:style-name="Source_20_Text">aws-client</text:span> host to retrieve these credentials)</text:p>
      <table:table table:name="Table1" table:style-name="Table1">
        <table:table-column table:style-name="Table1.A"/>
        <table:table-column table:style-name="Table1.B"/>
        <table:table-header-rows>
          <table:table-row>
            <table:table-cell table:style-name="Table1.A1" office:value-type="string">
              <text:p text:style-name="P19"><text:bookmark text:name="console_url"/>Console URL<text:bookmark text:name="https://887174924057.signin.aws.amazon.com/console?region=us-east-1"/></text:p>
            </table:table-cell>
            <table:table-cell table:style-name="Table1.A1" office:value-type="string">
              <text:p text:style-name="P20"><text:a xlink:type="simple" xlink:href="https://887174924057.signin.aws.amazon.com/console?region=us-east-1" office:target-frame-name="_blank" xlink:show="new" text:style-name="Internet_20_link" text:visited-style-name="Visited_20_Internet_20_Link">https://887174924057.signin.aws.amazon.com/console?region=us-east-1</text:a></text:p>
            </table:table-cell>
          </table:table-row>
        </table:table-header-rows>
        <table:table-row>
          <table:table-cell table:style-name="Table1.A1" office:value-type="string">
            <text:p text:style-name="P18">Username</text:p>
          </table:table-cell>
          <table:table-cell table:style-name="Table1.A1" office:value-type="string">
            <text:p text:style-name="P18">kk_labs_user_766512</text:p>
          </table:table-cell>
        </table:table-row>
        <table:table-row>
          <table:table-cell table:style-name="Table1.A1" office:value-type="string">
            <text:p text:style-name="P18">Password</text:p>
          </table:table-cell>
          <table:table-cell table:style-name="Table1.A1" office:value-type="string">
            <text:p text:style-name="P18">o8t2LqO8vlBC</text:p>
          </table:table-cell>
        </table:table-row>
        <table:table-row>
          <table:table-cell table:style-name="Table1.A1" office:value-type="string">
            <text:p text:style-name="P18">Start Time</text:p>
          </table:table-cell>
          <table:table-cell table:style-name="Table1.A1" office:value-type="string">
            <text:p text:style-name="P18">Thu Dec 25 18:42:26 UTC 2025</text:p>
          </table:table-cell>
        </table:table-row>
        <table:table-row>
          <table:table-cell table:style-name="Table1.A1" office:value-type="string">
            <text:p text:style-name="P18">End Time</text:p>
          </table:table-cell>
          <table:table-cell table:style-name="Table1.A1" office:value-type="string">
            <text:p text:style-name="P18">Thu Dec 25 19:42:26 UTC 2025</text:p>
          </table:table-cell>
        </table:table-row>
      </table:table>
      <text:p text:style-name="P9"><text:line-break/><text:span text:style-name="Source_20_Text">Notes:</text:span></text:p>
      <text:list xml:id="list5063019856766308" text:style-name="L8">
        <text:list-item>
          <text:p text:style-name="P17">Create the resources only in <text:span text:style-name="Source_20_Text">us-east-1</text:span> region.</text:p>
        </text:list-item>
        <text:list-item>
          <text:p text:style-name="P17">To <text:span text:style-name="Source_20_Text">display</text:span> or <text:span text:style-name="Source_20_Text">hide</text:span> the terminal of the AWS client machine, you can use the expand toggle button as shown below:<text:line-break/><text:soft-page-break/></text:p>
        </text:list-item>
      </text:list>
      <text:p text:style-name="Standard">Solutions:-</text:p>
      <text:h text:style-name="Heading_20_2" text:outline-level="2">? Step 2: Create VPC Peering Connection</text:h>
      <text:list xml:id="list9031568326909342448" text:style-name="L9">
        <text:list-item>
          <text:p text:style-name="P1">Navigate to <text:span text:style-name="Strong_20_Emphasis">VPC → Peering Connections → Create Peering Connection</text:span>.</text:p>
        </text:list-item>
        <text:list-item>
          <text:p text:style-name="P1">Name: <text:span text:style-name="Strong_20_Emphasis">xfusion-vpc-peering</text:span>.</text:p>
        </text:list-item>
        <text:list-item>
          <text:p text:style-name="P1">Requester VPC: <text:span text:style-name="Strong_20_Emphasis">Default VPC</text:span> (public).</text:p>
        </text:list-item>
        <text:list-item>
          <text:p text:style-name="P1">Accepter VPC: <text:span text:style-name="Strong_20_Emphasis">xfusion-private-vpc (10.1.0.0/16)</text:span>.</text:p>
        </text:list-item>
        <text:list-item>
          <text:p text:style-name="P1">Click <text:span text:style-name="Strong_20_Emphasis">Create Peering Connection</text:span>.</text:p>
        </text:list-item>
        <text:list-item>
          <text:p text:style-name="P1">Select the connection → <text:span text:style-name="Strong_20_Emphasis">Actions → Accept Request</text:span>.</text:p>
        </text:list-item>
      </text:list>
      <text:h text:style-name="Heading_20_2" text:outline-level="2">Update Route Tables</text:h>
      <text:p text:style-name="Text_20_body">You need to add routes in both VPCs so traffic can flow.</text:p>
      <text:list xml:id="list5208007109105741015" text:style-name="L10">
        <text:list-item>
          <text:p text:style-name="P2"><text:span text:style-name="Strong_20_Emphasis">Default VPC Route Table</text:span>:</text:p>
          <text:list>
            <text:list-item>
              <text:p text:style-name="P2">Destination: <text:span text:style-name="Source_20_Text">10.1.0.0/16</text:span></text:p>
            </text:list-item>
            <text:list-item>
              <text:p text:style-name="P2">Target: <text:span text:style-name="Source_20_Text">xfusion-vpc-peering</text:span></text:p>
            </text:list-item>
          </text:list>
        </text:list-item>
        <text:list-item>
          <text:p text:style-name="P2"><text:span text:style-name="Strong_20_Emphasis">Private VPC Route Table (associated with xfusion-private-subnet)</text:span>:</text:p>
          <text:list>
            <text:list-item>
              <text:p text:style-name="P2">Destination: <text:span text:style-name="Source_20_Text">&lt;Default VPC CIDR&gt;</text:span> (usually <text:span text:style-name="Source_20_Text">172.31.0.0/16</text:span>)</text:p>
            </text:list-item>
            <text:list-item>
              <text:p text:style-name="P2">Target: <text:span text:style-name="Source_20_Text">xfusion-vpc-peering</text:span></text:p>
            </text:list-item>
          </text:list>
        </text:list-item>
      </text:list>
      <text:h text:style-name="Heading_20_2" text:outline-level="2">Update Security Groups</text:h>
      <text:list xml:id="list4643765530858699465" text:style-name="L11">
        <text:list-item>
          <text:p text:style-name="P3">For <text:span text:style-name="Strong_20_Emphasis">xfusion-private-ec2</text:span>:</text:p>
          <text:list>
            <text:list-item>
              <text:p text:style-name="P3">Add inbound rule: <text:span text:style-name="Strong_20_Emphasis">ICMP (Echo Request)</text:span> from Default VPC CIDR (<text:span text:style-name="Source_20_Text">172.31.0.0/16</text:span>).</text:p>
            </text:list-item>
            <text:list-item>
              <text:p text:style-name="P3">Add inbound rule: <text:span text:style-name="Strong_20_Emphasis">SSH (TCP 22)</text:span> if you want to test SSH later.</text:p>
            </text:list-item>
          </text:list>
        </text:list-item>
      </text:list>
      <text:h text:style-name="Heading_20_2" text:outline-level="2">Configure SSH Access</text:h>
      <text:list xml:id="list4449991346302154922" text:style-name="L12">
        <text:list-item>
          <text:p text:style-name="P4">On the AWS client host, copy your public key:</text:p>
          <text:p text:style-name="P4">bash</text:p>
          <text:p text:style-name="P22"><text:span text:style-name="Source_20_Text">cat /root/.ssh/id_rsa.pub</text:span></text:p>
        </text:list-item>
      </text:list>
      <text:p text:style-name="Standard">copy this to public ec2 vi .ssh/autoried_key</text:p>
      <text:p text:style-name="Standard"/>
      <text:p text:style-name="Standard">ssh ec2-user@&lt;public-ec2-public-ip&gt;</text:p>
      <text:p text:style-name="Standard"/>
      <text:p text:style-name="Text_20_body">From inside the public EC2, ping the private EC2:</text:p>
      <text:p text:style-name="Text_20_body">bash</text:p>
      <text:p text:style-name="P21"><text:span text:style-name="Source_20_Text">ping &lt;xfusion-private-ec2-private-ip&gt;</text:span></text:p>
      <text:p text:style-name="Standard"><text:soft-page-break/>If ICMP is allowed and routes are correct, you should see replies. </text:p>
      <text:h text:style-name="Heading_20_2" text:outline-level="2">✅ Verification</text:h>
      <text:list xml:id="list3226763828033507303" text:style-name="L13">
        <text:list-item>
          <text:p text:style-name="P5">Successful ping confirms <text:span text:style-name="Strong_20_Emphasis">VPC Peering + Route Table + SG</text:span> setup is correct.</text:p>
        </text:list-item>
        <text:list-item>
          <text:p text:style-name="P5">Optional: Try SSH into private EC2 (if SG allows port 22).</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2M47S</meta:editing-duration>
    <meta:editing-cycles>7</meta:editing-cycles>
    <meta:generator>OpenOffice/4.1.16$Win32 OpenOffice.org_project/4116m3$Build-9816</meta:generator>
    <dc:date>2025-12-26T00:55:39.18</dc:date>
    <meta:document-statistic meta:table-count="1" meta:image-count="0" meta:object-count="0" meta:page-count="3" meta:paragraph-count="65" meta:word-count="508" meta:character-count="3191"/>
    <meta:user-defined meta:name="Info 1"/>
    <meta:user-defined meta:name="Info 2"/>
    <meta:user-defined meta:name="Info 3"/>
    <meta:user-defined meta:name="Info 4"/>
  </office:meta>
</office:document-meta>
</file>